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f13bc" officeooo:paragraph-rsid="002f13bc"/>
    </style:style>
    <style:style style:name="P7" style:family="paragraph" style:parent-style-name="Text_20_body">
      <style:text-properties officeooo:rsid="002c9d15" officeooo:paragraph-rsid="002c9d15"/>
    </style:style>
    <style:style style:name="P8" style:family="paragraph" style:parent-style-name="Text_20_body">
      <style:text-properties officeooo:rsid="004d4d99" officeooo:paragraph-rsid="004d4d99"/>
    </style:style>
    <style:style style:name="P9" style:family="paragraph" style:parent-style-name="Text_20_body">
      <style:text-properties officeooo:rsid="004e15df" officeooo:paragraph-rsid="004e15df"/>
    </style:style>
    <style:style style:name="P10" style:family="paragraph" style:parent-style-name="Text_20_body">
      <style:text-properties officeooo:rsid="008e74c7" officeooo:paragraph-rsid="008e74c7"/>
    </style:style>
    <style:style style:name="P11" style:family="paragraph" style:parent-style-name="Text_20_body">
      <style:text-properties officeooo:paragraph-rsid="008e74c7"/>
    </style:style>
    <style:style style:name="P12" style:family="paragraph" style:parent-style-name="Text_20_body">
      <style:text-properties officeooo:rsid="00901836" officeooo:paragraph-rsid="00901836"/>
    </style:style>
    <style:style style:name="P13" style:family="paragraph" style:parent-style-name="Text_20_body">
      <style:text-properties fo:font-style="normal" officeooo:rsid="008e74c7" officeooo:paragraph-rsid="008e74c7" style:font-style-asian="normal" style:font-style-complex="normal"/>
    </style:style>
    <style:style style:name="P14"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5" style:family="paragraph" style:parent-style-name="Text_20_body">
      <style:text-properties officeooo:paragraph-rsid="0019b4b0"/>
    </style:style>
    <style:style style:name="P16" style:family="paragraph" style:parent-style-name="Text_20_body">
      <style:text-properties officeooo:rsid="0117acff" officeooo:paragraph-rsid="0117acff"/>
    </style:style>
    <style:style style:name="P17" style:family="paragraph" style:parent-style-name="Text_20_body">
      <style:text-properties officeooo:rsid="018842ec" officeooo:paragraph-rsid="018842ec"/>
    </style:style>
    <style:style style:name="P18" style:family="paragraph" style:parent-style-name="Text_20_body">
      <style:text-properties officeooo:rsid="01899d93" officeooo:paragraph-rsid="01899d93"/>
    </style:style>
    <style:style style:name="P19" style:family="paragraph" style:parent-style-name="Preformatted_20_Text">
      <style:text-properties officeooo:rsid="000a9844" officeooo:paragraph-rsid="000a9844"/>
    </style:style>
    <style:style style:name="P20" style:family="paragraph" style:parent-style-name="Preformatted_20_Text">
      <style:text-properties officeooo:rsid="000a9844" officeooo:paragraph-rsid="00169c8a"/>
    </style:style>
    <style:style style:name="P21" style:family="paragraph" style:parent-style-name="Preformatted_20_Text">
      <style:text-properties officeooo:rsid="000a9844" officeooo:paragraph-rsid="001cd300"/>
    </style:style>
    <style:style style:name="P22" style:family="paragraph" style:parent-style-name="Preformatted_20_Text">
      <style:text-properties officeooo:rsid="000a9844" officeooo:paragraph-rsid="001e29b5"/>
    </style:style>
    <style:style style:name="P23" style:family="paragraph" style:parent-style-name="Preformatted_20_Text">
      <style:text-properties officeooo:rsid="000c18cd" officeooo:paragraph-rsid="000c18cd"/>
    </style:style>
    <style:style style:name="P24" style:family="paragraph" style:parent-style-name="Preformatted_20_Text">
      <style:text-properties officeooo:rsid="000d3565" officeooo:paragraph-rsid="000d3565"/>
    </style:style>
    <style:style style:name="P25" style:family="paragraph" style:parent-style-name="Preformatted_20_Text">
      <style:text-properties officeooo:rsid="000d3565" officeooo:paragraph-rsid="00169c8a"/>
    </style:style>
    <style:style style:name="P26" style:family="paragraph" style:parent-style-name="Preformatted_20_Text">
      <style:text-properties officeooo:rsid="0010efac" officeooo:paragraph-rsid="0010efac"/>
    </style:style>
    <style:style style:name="P27" style:family="paragraph" style:parent-style-name="Preformatted_20_Text">
      <style:text-properties officeooo:rsid="0010efac" officeooo:paragraph-rsid="000a9844"/>
    </style:style>
    <style:style style:name="P28" style:family="paragraph" style:parent-style-name="Preformatted_20_Text">
      <style:text-properties officeooo:paragraph-rsid="0020b6e9"/>
    </style:style>
    <style:style style:name="P29" style:family="paragraph" style:parent-style-name="Preformatted_20_Text">
      <style:text-properties officeooo:paragraph-rsid="0021c7e8"/>
    </style:style>
    <style:style style:name="P30" style:family="paragraph" style:parent-style-name="Preformatted_20_Text">
      <style:text-properties officeooo:paragraph-rsid="00249b8d"/>
    </style:style>
    <style:style style:name="P31" style:family="paragraph" style:parent-style-name="Preformatted_20_Text">
      <style:text-properties fo:font-weight="normal" officeooo:rsid="00169c8a" officeooo:paragraph-rsid="000a9844" style:font-weight-asian="normal" style:font-weight-complex="normal"/>
    </style:style>
    <style:style style:name="P32" style:family="paragraph" style:parent-style-name="Preformatted_20_Text">
      <style:text-properties officeooo:paragraph-rsid="000a9844"/>
    </style:style>
    <style:style style:name="P33" style:family="paragraph" style:parent-style-name="Preformatted_20_Text">
      <style:text-properties officeooo:paragraph-rsid="000c18cd"/>
    </style:style>
    <style:style style:name="P34" style:family="paragraph" style:parent-style-name="Preformatted_20_Text">
      <style:text-properties officeooo:rsid="0030ec83" officeooo:paragraph-rsid="0030ec83"/>
    </style:style>
    <style:style style:name="P35" style:family="paragraph" style:parent-style-name="Preformatted_20_Text">
      <style:paragraph-properties fo:text-align="center" style:justify-single-word="false"/>
      <style:text-properties officeooo:rsid="002f13bc" officeooo:paragraph-rsid="002f13bc"/>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officeooo:rsid="004d4d99" officeooo:paragraph-rsid="004d4d99"/>
    </style:style>
    <style:style style:name="P38" style:family="paragraph" style:parent-style-name="Preformatted_20_Text">
      <style:paragraph-properties fo:text-align="center" style:justify-single-word="false"/>
      <style:text-properties officeooo:rsid="004d4d99" officeooo:paragraph-rsid="004d4d99"/>
    </style:style>
    <style:style style:name="P39" style:family="paragraph" style:parent-style-name="Preformatted_20_Text">
      <style:text-properties officeooo:paragraph-rsid="008e9da2"/>
    </style:style>
    <style:style style:name="P40" style:family="paragraph" style:parent-style-name="Preformatted_20_Text">
      <style:text-properties officeooo:paragraph-rsid="0117acff"/>
    </style:style>
    <style:style style:name="P41" style:family="paragraph" style:parent-style-name="Preformatted_20_Text">
      <style:paragraph-properties fo:text-align="center" style:justify-single-word="false"/>
      <style:text-properties officeooo:rsid="004d206f" officeooo:paragraph-rsid="004d206f"/>
    </style:style>
    <style:style style:name="P42" style:family="paragraph" style:parent-style-name="Standard">
      <style:text-properties officeooo:rsid="001eb173" officeooo:paragraph-rsid="001eb173"/>
    </style:style>
    <style:style style:name="P43" style:family="paragraph" style:parent-style-name="Standard">
      <style:text-properties officeooo:rsid="0020b6e9" officeooo:paragraph-rsid="0020b6e9"/>
    </style:style>
    <style:style style:name="P44" style:family="paragraph" style:parent-style-name="Standard">
      <style:text-properties officeooo:paragraph-rsid="0117acff"/>
    </style:style>
    <style:style style:name="P45" style:family="paragraph" style:parent-style-name="Standard">
      <style:text-properties officeooo:rsid="01899d93" officeooo:paragraph-rsid="018bd1d6"/>
    </style:style>
    <style:style style:name="P4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4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48" style:family="paragraph" style:parent-style-name="Standard">
      <style:text-properties officeooo:rsid="018d38f4" officeooo:paragraph-rsid="018d38f4"/>
    </style:style>
    <style:style style:name="P49" style:family="paragraph" style:parent-style-name="Heading">
      <style:text-properties officeooo:rsid="001eb173" officeooo:paragraph-rsid="001eb173"/>
    </style:style>
    <style:style style:name="P50" style:family="paragraph" style:parent-style-name="Heading">
      <style:text-properties officeooo:rsid="001ef004" officeooo:paragraph-rsid="001ef004"/>
    </style:style>
    <style:style style:name="P51" style:family="paragraph" style:parent-style-name="Table_20_Contents">
      <style:text-properties officeooo:rsid="002c9d15" officeooo:paragraph-rsid="002c9d15"/>
    </style:style>
    <style:style style:name="P52" style:family="paragraph" style:parent-style-name="Table_20_Contents">
      <style:paragraph-properties fo:text-align="center" style:justify-single-word="false"/>
      <style:text-properties officeooo:rsid="002c9d15" officeooo:paragraph-rsid="002c9d15"/>
    </style:style>
    <style:style style:name="P53" style:family="paragraph" style:parent-style-name="Table_20_Contents">
      <style:text-properties officeooo:rsid="002f13bc" officeooo:paragraph-rsid="002f13bc"/>
    </style:style>
    <style:style style:name="P54" style:family="paragraph" style:parent-style-name="Table_20_Contents">
      <style:text-properties officeooo:rsid="004d206f" officeooo:paragraph-rsid="004d206f"/>
    </style:style>
    <style:style style:name="P55" style:family="paragraph" style:parent-style-name="Table_20_Contents">
      <style:paragraph-properties fo:text-align="center" style:justify-single-word="false"/>
      <style:text-properties officeooo:rsid="004d206f" officeooo:paragraph-rsid="004d206f"/>
    </style:style>
    <style:style style:name="P56" style:family="paragraph" style:parent-style-name="Table_20_Contents">
      <style:text-properties officeooo:rsid="004d4d99" officeooo:paragraph-rsid="004d4d99"/>
    </style:style>
    <style:style style:name="P57" style:family="paragraph" style:parent-style-name="Table_20_Contents">
      <style:paragraph-properties fo:text-align="center" style:justify-single-word="false"/>
      <style:text-properties officeooo:rsid="004d4d99" officeooo:paragraph-rsid="004d4d99"/>
    </style:style>
    <style:style style:name="P58" style:family="paragraph" style:parent-style-name="Table_20_Contents">
      <style:paragraph-properties fo:text-align="center" style:justify-single-word="false"/>
      <style:text-properties officeooo:rsid="004efbf5" officeooo:paragraph-rsid="002c9d15"/>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officeooo:rsid="018c5ed4" officeooo:paragraph-rsid="018c5ed4"/>
    </style:style>
    <style:style style:name="P61" style:family="paragraph" style:parent-style-name="Table_20_Contents">
      <style:text-properties officeooo:paragraph-rsid="002c9d15"/>
    </style:style>
    <style:style style:name="P62" style:family="paragraph" style:parent-style-name="Standard">
      <loext:graphic-properties draw:fill="solid" draw:fill-color="#ffffff"/>
      <style:paragraph-properties fo:background-color="#ffffff" fo:padding="0in" fo:border="none"/>
      <style:text-properties officeooo:paragraph-rsid="0117acff"/>
    </style:style>
    <style:style style:name="P63" style:family="paragraph" style:parent-style-name="Title">
      <style:text-properties officeooo:rsid="018c5ed4" officeooo:paragraph-rsid="018c5ed4"/>
    </style:style>
    <style:style style:name="P64" style:family="paragraph" style:parent-style-name="Text_20_body">
      <style:text-properties officeooo:rsid="018c5ed4" officeooo:paragraph-rsid="018c5ed4"/>
    </style:style>
    <style:style style:name="P65" style:family="paragraph" style:parent-style-name="Heading_20_1">
      <style:text-properties officeooo:rsid="018c5ed4" officeooo:paragraph-rsid="018c5ed4"/>
    </style:style>
    <style:style style:name="P66" style:family="paragraph" style:parent-style-name="Heading_20_2">
      <style:text-properties officeooo:rsid="00304359"/>
    </style:style>
    <style:style style:name="P67" style:family="paragraph" style:parent-style-name="Heading_20_3">
      <style:text-properties officeooo:rsid="0019b4b0" officeooo:paragraph-rsid="0019b4b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027eca0" style:font-name-asian="DejaVu Sans Mono" style:font-size-asian="10pt" style:font-name-complex="Liberation Mono" style:font-size-complex="10pt"/>
    </style:style>
    <style:style style:name="T20" style:family="text">
      <style:text-properties style:font-name="Liberation Mono" fo:font-size="10pt" officeooo:rsid="0028afd8" style:font-name-asian="DejaVu Sans Mono" style:font-size-asian="10pt" style:font-name-complex="Liberation Mono" style:font-size-complex="10pt"/>
    </style:style>
    <style:style style:name="T21" style:family="text">
      <style:text-properties style:font-name="Liberation Mono" fo:font-size="10pt" officeooo:rsid="0030ec83" style:font-name-asian="DejaVu Sans Mono" style:font-size-asian="10pt" style:font-name-complex="Liberation Mono" style:font-size-complex="10pt"/>
    </style:style>
    <style:style style:name="T22" style:family="text">
      <style:text-properties style:font-name="Liberation Mono" fo:font-size="10pt" officeooo:rsid="008e9da2" style:font-name-asian="DejaVu Sans Mono" style:font-size-asian="10pt" style:font-name-complex="Liberation Mono" style:font-size-complex="10pt"/>
    </style:style>
    <style:style style:name="T2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4" style:family="text">
      <style:text-properties officeooo:rsid="002c9d15"/>
    </style:style>
    <style:style style:name="T25" style:family="text">
      <style:text-properties officeooo:rsid="002d3450"/>
    </style:style>
    <style:style style:name="T26" style:family="text">
      <style:text-properties officeooo:rsid="00312206"/>
    </style:style>
    <style:style style:name="T27" style:family="text">
      <style:text-properties officeooo:rsid="004efbf5"/>
    </style:style>
    <style:style style:name="T28" style:family="text">
      <style:text-properties officeooo:rsid="008e74c7"/>
    </style:style>
    <style:style style:name="T29" style:family="text">
      <style:text-properties fo:font-style="italic" style:font-style-asian="italic" style:font-style-complex="italic"/>
    </style:style>
    <style:style style:name="T30" style:family="text">
      <style:text-properties fo:font-style="italic" officeooo:rsid="008e74c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8e74c7"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115cf10"/>
    </style:style>
    <style:style style:name="T37" style:family="text">
      <style:text-properties fo:color="#000000" style:font-name="Liberation Mono1" fo:font-size="9pt" fo:font-style="normal" fo:font-weight="normal" style:font-size-asian="9pt" style:font-style-asian="normal" style:font-weight-asian="normal"/>
    </style:style>
    <style:style style:name="T38" style:family="text">
      <style:text-properties officeooo:rsid="018c5ed4"/>
    </style:style>
    <style:style style:name="T39" style:family="text">
      <style:text-properties officeooo:rsid="018f8d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Server <text:s/>Scripts</text:p>
      <text:p text:style-name="Subtitle">Version 1.2.<text:span text:style-name="T39">2</text:span></text:p>
      <text:h text:style-name="P65" text:outline-level="1">Introduction</text:h>
      <text:p text:style-name="P64">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Configuration <text:span text:style-name="T38">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text:p text:style-name="Preformatted_20_Text">BLOCK :</text:p>
      <text:p text:style-name="P19">{</text:p>
      <text:p text:style-name="P19"><text:s text:c="2"/>CODE </text:p>
      <text:p text:style-name="P19"><text:s text:c="3"/>[, XMD]</text:p>
      <text:p text:style-name="P19"><text:s text:c="3"/>[, ARGS]</text:p>
      <text:p text:style-name="P26"><text:s text:c="2"/></text:p>
      <text:p text:style-name="P19">}</text:p>
      <text:p text:style-name="P19"/>
      <text:p text:style-name="P19"/>
      <text:p text:style-name="P19">CODE: </text:p>
      <text:p text:style-name="P22"><text:s text:c="2"/><text:span text:style-name="T13">(</text:span>"<text:span text:style-name="T12">load</text:span>" : <text:span text:style-name="T13">LINE) | (</text:span>"code" <text:s/>: LINE+<text:span text:style-name="T13">)</text:span></text:p>
      <text:p text:style-name="P19"/>
      <text:p text:style-name="P22">// <text:span text:style-name="T12">NOTE: </text:span>"<text:span text:style-name="T12">load</text:span>"<text:span text:style-name="T12"> implies zero or more arguments. </text:span>"<text:span text:style-name="T12">code</text:span>" <text:span text:style-name="T12">has no arguments and </text:span></text:p>
      <text:p text:style-name="P22">// <text:s text:c="6"/><text:span text:style-name="T12">any will be ignored. </text:span><text:span text:style-name="T38">It is possible to send enormous blocks of code this</text:span></text:p>
      <text:p text:style-name="P22"><text:s text:c="9"/><text:span text:style-name="T38">way, but is discouraged. Put it in a script and call that.</text:span></text:p>
      <text:p text:style-name="P22"/>
      <text:p text:style-name="P19"/>
      <text:p text:style-name="P19">//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19"><text:span text:style-name="T9">// <text:s text:c="6"/></text:span><text:span text:style-name="T10">This sets up the environment. Since ‘environment’ is overused, we chose</text:span></text:p>
      <text:p text:style-name="P19"><text:span text:style-name="T10">// <text:s text:c="6"/></text:span><text:span text:style-name="T8">xmd</text:span><text:span text:style-name="T10"> instead.</text:span></text:p>
      <text:p text:style-name="P31"/>
      <text:p text:style-name="P19">XMD:</text:p>
      <text:p text:style-name="P19"><text:s text:c="2"/>"xmd":{</text:p>
      <text:p text:style-name="P32"><text:span text:style-name="T1"><text:s text:c="3"/>"phase" : </text:span><text:span text:style-name="T21">PHASES</text:span><text:span text:style-name="T1">,</text:span></text:p>
      <text:p text:style-name="P32"><text:span text:style-name="T1"><text:s text:c="3"/>"token_type":"id" | "</text:span><text:span text:style-name="T18">access</text:span><text:span text:style-name="T1">" | "</text:span><text:span text:style-name="T18">refresh</text:span><text:span text:style-name="T1">"</text:span></text:p>
      <text:p text:style-name="P19"><text:s text:c="3"/>}</text:p>
      <text:p text:style-name="P21"/>
      <text:p text:style-name="P21"/>
      <text:p text:style-name="P20">ARGS: </text:p>
      <text:p text:style-name="P20"><text:s text:c="2"/>"args" : ARG | [ARG+] // <text:span text:style-name="T6">Either a single arg or an array of them</text:span></text:p>
      <text:p text:style-name="P19"><text:soft-page-break/><text:s/></text:p>
      <text:p text:style-name="P20">ARG: <text:s/></text:p>
      <text:p text:style-name="P20"><text:s text:c="3"/>STRING | INTEGER | DECIMAL | BOOLEAN | JSON</text:p>
      <text:p text:style-name="P20"/>
      <text:p text:style-name="P34">PHASE:</text:p>
      <text:p text:style-name="P34"><text:s text:c="3"/><text:span text:style-name="T1">("pre" | "post") _ ("auth" | "token" | "refresh")</text:span></text:p>
      <text:p text:style-name="P34"/>
      <text:p text:style-name="P34">PHASES:</text:p>
      <text:p text:style-name="P34"><text:s text:c="3"/>PHASE | [PHASE+] // single phase or array of them. <text:span text:style-name="T26">Array means execute for each.</text:span></text:p>
      <text:p text:style-name="P34"><text:s text:c="3"/></text:p>
      <text:p text:style-name="P27"/>
      <text:p text:style-name="Standard">One <text:span text:style-name="T16">leading question is this: Why have a separate load call? The reason is that many people who will want to use this are not proficient in QDL. This lets them call a script </text:span><text:span text:style-name="T38">(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38">If they know the name of the script and the inputs, they can quiddle.</text:span></text:p>
      <text:h text:style-name="Heading_20_3" text:outline-level="3">Examples</text:h>
      <text:p text:style-name="Heading">Loading <text:span text:style-name="T14">a simple script, in the script path, with no arguments </text:span></text:p>
      <text:p text:style-name="Preformatted_20_Text"><text:bookmark-start text:name="__DdeLink__286_3805715837"/>{"<text:span text:style-name="T2">qdl":{"load":"x.qdl"}}</text:span><text:bookmark-end text:name="__DdeLink__286_3805715837"/></text:p>
      <text:p text:style-name="Preformatted_20_Text"/>
      <text:p text:style-name="P42">Note that if there were arguments, they would be included in the arg_list.</text:p>
      <text:p text:style-name="P49">Running a single line of code. </text:p>
      <text:p text:style-name="P23"><text:bookmark-start text:name="__DdeLink__288_3805715837"/>{"qdl":{"code":"init();"}}<text:bookmark-end text:name="__DdeLink__288_3805715837"/></text:p>
      <text:p text:style-name="P50">Loading a script and passing it a list of arguments.</text:p>
      <text:p text:style-name="P23"/>
      <text:p text:style-name="P23"><text:bookmark-start text:name="__DdeLink__290_3805715837"/>{"qdl":</text:p>
      <text:p text:style-name="P23"><text:bookmark-start text:name="__DdeLink__16774_4168656669"/><text:s text:c="3"/>{</text:p>
      <text:p text:style-name="P23"><text:s text:c="5"/>"<text:span text:style-name="T3">load</text:span>":"y.qdl",</text:p>
      <text:p text:style-name="P33"><text:span text:style-name="T2"><text:s text:c="5"/>"xmd":{"phase":"pre_auth":,"token_type":"</text:span><text:span text:style-name="T18">access</text:span><text:span text:style-name="T2">"},</text:span></text:p>
      <text:p text:style-name="P23"><text:s text:c="5"/>"args":[4,true,{"server":"localhost","port":443"}]</text:p>
      <text:p text:style-name="P23"><text:s text:c="3"/>}<text:bookmark-end text:name="__DdeLink__16774_4168656669"/></text:p>
      <text:p text:style-name="P23">}</text:p>
      <text:p text:style-name="P23"><text:bookmark-end text:name="__DdeLink__290_3805715837"/></text:p>
      <text:p text:style-name="P2">This would create a<text:span text:style-name="T15">nd run</text:span> script like <text:span text:style-name="T17">(spaces added)</text:span></text:p>
      <text:p text:style-name="P29">script_load(‘y.qdl’,</text:p>
      <text:p text:style-name="P29"><text:span text:style-name="T12"><text:s text:c="3"/>to_list(4,true,from_json(‘{"server":"localhost","port":443"}’)</text:span>)</text:p>
      <text:p text:style-name="P29"><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phase": "pre_auth","token_type": "<text:span text:style-name="T18">access</text:span>"},</text:p>
      <text:p text:style-name="Preformatted_20_Text"><text:s text:c="2"/>"args": {"port": 9443,"verbose": true,"x0": -47.5,"ssl":[3.5,true]},</text:p>
      <text:p text:style-name="P28"><text:s/>}</text:p>
      <text:p text:style-name="P28"><text:soft-page-break/>}</text:p>
      <text:p text:style-name="Standard"/>
      <text:p text:style-name="P43">In this case, a script is loaded and a single argument is passed. This is converted to </text:p>
      <text:p text:style-name="P43"/>
      <text:p text:style-name="P28">script_load('y.qdl', </text:p>
      <text:p text:style-name="P28"><text:s text:c="3"/><text:span text:style-name="T17">to_list(</text:span>from_json('{"port":9443,"verbose":true,"x0":-47.5,"ssl":[3.5,true]}')<text:span text:style-name="T17">)</text:span></text:p>
      <text:p text:style-name="P28"><text:s text:c="2"/>); <text:s/></text:p>
      <text:p text:style-name="P28"/>
      <text:p text:style-name="P28"/>
      <text:p text:style-name="P24"><text:bookmark-start text:name="__DdeLink__292_3805715837"/>{"qdl":</text:p>
      <text:p text:style-name="P24"><text:s text:c="5"/>[</text:p>
      <text:p text:style-name="P25"><text:s text:c="6"/>{"<text:span text:style-name="T4">load</text:span>":"init.qdl", "xmd":{"phase":"pre_auth"}},</text:p>
      <text:p text:style-name="P25"><text:s text:c="6"/>{"<text:span text:style-name="T4">load</text:span>":"lsst.qdl", "xmd":{"phase":"post_token"}} </text:p>
      <text:p text:style-name="P24"><text:s text:c="5"/>]</text:p>
      <text:p text:style-name="P24">}<text:bookmark-end text:name="__DdeLink__292_3805715837"/></text:p>
      <text:p text:style-name="P24"/>
      <text:h text:style-name="P67" text:outline-level="3">Another example</text:h>
      <text:p text:style-name="P15">Here is the JSON supplied:</text:p>
      <text:p text:style-name="Preformatted_20_Text">{"qdl": {</text:p>
      <text:p text:style-name="Preformatted_20_Text"><text:s text:c="2"/>"load": "y.qdl",</text:p>
      <text:p text:style-name="Preformatted_20_Text"><text:s text:c="2"/>"xmd": <text:s text:c="2"/>{</text:p>
      <text:p text:style-name="Preformatted_20_Text"><text:s text:c="4"/>"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38">internally, in case you were wondering</text:span>:</text:p>
      <text:p text:style-name="P3"/>
      <text:p text:style-name="P30">QDLScript{code=</text:p>
      <text:p text:style-name="P30">script_load(</text:p>
      <text:p text:style-name="P30"><text:s text:c="3"/>'y.qdl', </text:p>
      <text:p text:style-name="P30"><text:s text:c="3"/>to_list(4,true,-47.5,</text:p>
      <text:p text:style-name="P30"><text:s text:c="3"/>from_json('{"server":"localhost","port":443}'), </text:p>
      <text:p text:style-name="P30"><text:s text:c="3"/>from_json('[3,4]'))</text:p>
      <text:p text:style-name="P30"><text:s text:c="3"/>);</text:p>
      <text:p text:style-name="P30">properties={</text:p>
      <text:p text:style-name="P30"><text:s text:c="3"/>phase:pre_auth, </text:p>
      <text:p text:style-name="P30"><text:s text:c="3"/>lang_version:1.1, </text:p>
      <text:p text:style-name="P30"><text:s text:c="3"/>token_type:<text:span text:style-name="T20">access</text:span>, </text:p>
      <text:p text:style-name="P30"><text:s text:c="3"/>language:qdl</text:p>
      <text:p text:style-name="P30"><text:s text:c="2"/>}</text:p>
      <text:p text:style-name="P30"><text:soft-page-break/>}]}</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6">This is interesting because there are multiple phases and defaults for every acccess token.</text:p>
      <text:p text:style-name="P40"/>
      <text:p text:style-name="P62"><text:span text:style-name="T37">tokens{</text:span><text:line-break/><text:span text:style-name="T37"> <text:s text:c="3"/>access{</text:span><text:line-break/><text:span text:style-name="T37"> <text:s text:c="6"/>type=wlcg</text:span><text:line-break/><text:span text:style-name="T37"> <text:s text:c="6"/>issuer="https:cilogon.org"</text:span><text:line-break/><text:span text:style-name="T37"> <text:s text:c="6"/>audience="https://wlcg.cern.ch/jwt/v1/any"</text:span><text:line-break/><text:span text:style-name="T37"> <text:s text:c="6"/>lifetime=3600000</text:span><text:line-break/><text:span text:style-name="T37"> <text:s text:c="6"/>qdl{</text:span><text:line-break/><text:span text:style-name="T37"> <text:s text:c="9"/>load="fnal/fnal-at2.qdl"</text:span><text:line-break/><text:span text:style-name="T37"> <text:s text:c="9"/>xmd={exec_phase=["post_token","post_refresh"]}</text:span><text:line-break/><text:span text:style-name="T37"> <text:s text:c="9"/>args=["USER_ID", "PASSWORD"]</text:span><text:line-break/><text:span text:style-name="T37"> <text:s text:c="6"/>} //end QDL</text:span><text:line-break/><text:span text:style-name="T37"> <text:s text:c="3"/>} // end access token</text:span><text:line-break/><text:span text:style-name="T37"> <text:s/>} //end tokens</text:span></text:p>
      <text:p text:style-name="P44"/>
      <text:p text:style-name="P4"/>
      <text:h text:style-name="Heading_20_1" text:outline-level="1">Accessing information in the runtime.</text:h>
      <text:p text:style-name="P7">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Variable</text:p>
          </table:table-cell>
          <table:table-cell table:style-name="Table1.A1" office:value-type="string">
            <text:p text:style-name="P53">U</text:p>
          </table:table-cell>
          <table:table-cell table:style-name="Table1.A1" office:value-type="string">
            <text:p text:style-name="P52">Component</text:p>
          </table:table-cell>
          <table:table-cell table:style-name="Table1.A1" office:value-type="string">
            <text:p text:style-name="P52">Description</text:p>
          </table:table-cell>
          <table:table-cell table:style-name="Table1.A1" office:value-type="string">
            <text:p text:style-name="P52">Comment</text:p>
          </table:table-cell>
        </table:table-row>
        <table:table-row>
          <table:table-cell table:style-name="Table1.A1" office:value-type="string">
            <text:p text:style-name="P36">flow_states.</text:p>
          </table:table-cell>
          <table:table-cell table:style-name="Table1.A1" office:value-type="string">
            <text:p text:style-name="P35">+</text:p>
          </table:table-cell>
          <table:table-cell table:style-name="Table1.A1" office:value-type="string">
            <text:p text:style-name="P52">all</text:p>
          </table:table-cell>
          <table:table-cell table:style-name="Table1.A1" office:value-type="string">
            <text:p text:style-name="P51">Flow states</text:p>
          </table:table-cell>
          <table:table-cell table:style-name="Table1.A1" office:value-type="string">
            <text:p text:style-name="P51">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6">claims.</text:p>
          </table:table-cell>
          <table:table-cell table:style-name="Table1.A1" office:value-type="string">
            <text:p text:style-name="P35">+</text:p>
          </table:table-cell>
          <table:table-cell table:style-name="Table1.A1" office:value-type="string">
            <text:p text:style-name="P52">id token</text:p>
          </table:table-cell>
          <table:table-cell table:style-name="Table1.A1" office:value-type="string">
            <text:p text:style-name="P51">claims</text:p>
          </table:table-cell>
          <table:table-cell table:style-name="Table1.A1" office:value-type="string">
            <text:p text:style-name="P60">The current set of user claims that will be used to create the ID token.</text:p>
          </table:table-cell>
        </table:table-row>
        <table:table-row>
          <table:table-cell table:style-name="Table1.A1" office:value-type="string">
            <text:p text:style-name="P36">access_token.</text:p>
          </table:table-cell>
          <table:table-cell table:style-name="Table1.A1" office:value-type="string">
            <text:p text:style-name="P35">+</text:p>
          </table:table-cell>
          <table:table-cell table:style-name="Table1.A1" office:value-type="string">
            <text:p text:style-name="P52">access token</text:p>
          </table:table-cell>
          <table:table-cell table:style-name="Table1.A1" office:value-type="string">
            <text:p text:style-name="P51">claims</text:p>
          </table:table-cell>
          <table:table-cell table:style-name="Table1.A1" office:value-type="string">
            <text:p text:style-name="P60">The current set of claims used to create the access token (if that token requires them).</text:p>
          </table:table-cell>
        </table:table-row>
        <table:table-row>
          <table:table-cell table:style-name="Table1.A1" office:value-type="string">
            <text:p text:style-name="P36">scopes.</text:p>
          </table:table-cell>
          <table:table-cell table:style-name="Table1.A1" office:value-type="string">
            <text:p text:style-name="P36">-</text:p>
          </table:table-cell>
          <table:table-cell table:style-name="Table1.A1" office:value-type="string">
            <text:p text:style-name="P58">all</text:p>
          </table:table-cell>
          <table:table-cell table:style-name="Table1.A1" office:value-type="string">
            <text:p text:style-name="P51">requested scopes</text:p>
          </table:table-cell>
          <table:table-cell table:style-name="Table1.A1" office:value-type="string">
            <text:p text:style-name="P51">The scopes in the initial request. This may include scopes for access tokens too since the spec. allows this to be drastically overloaded. Setting this is ignored – <text:span text:style-name="T38">you cannot change the scopes the user requested (though you sure can ignore them)</text:span>.</text:p>
          </table:table-cell>
        </table:table-row>
        <table:table-row>
          <table:table-cell table:style-name="Table1.A1" office:value-type="string">
            <text:p text:style-name="P36">xas.</text:p>
          </table:table-cell>
          <table:table-cell table:style-name="Table1.A1" office:value-type="string">
            <text:p text:style-name="P36">-</text:p>
          </table:table-cell>
          <table:table-cell table:style-name="Table1.A1" office:value-type="string">
            <text:p text:style-name="P52">all</text:p>
          </table:table-cell>
          <table:table-cell table:style-name="Table1.A1" office:value-type="string">
            <text:p text:style-name="P51">extended attributes</text:p>
          </table:table-cell>
          <table:table-cell table:style-name="Table1.A1" office:value-type="string">
            <text:p text:style-name="P61"><text:span text:style-name="T24">Extra attributes (</text:span><text:span text:style-name="T38">namespace</text:span><text:span text:style-name="T24"> qualified) that may be sent by a client. </text:span></text:p>
          </table:table-cell>
        </table:table-row>
        <table:table-row>
          <table:table-cell table:style-name="Table1.A1" office:value-type="string">
            <text:p text:style-name="P36">audience.</text:p>
          </table:table-cell>
          <table:table-cell table:style-name="Table1.A1" office:value-type="string">
            <text:p text:style-name="P36">-</text:p>
          </table:table-cell>
          <table:table-cell table:style-name="Table1.A1" office:value-type="string">
            <text:p text:style-name="P52">id token</text:p>
          </table:table-cell>
          <table:table-cell table:style-name="Table1.A1" office:value-type="string">
            <text:p text:style-name="P51">requested <text:soft-page-break/>audience</text:p>
          </table:table-cell>
          <table:table-cell table:style-name="Table1.A1" office:value-type="string">
            <text:p text:style-name="P51">Requested audiences in the initial request. <text:soft-page-break/>This may impact multiple tokens, such as the id token and the access token. Again, the spec. allows this to be overloaded.</text:p>
          </table:table-cell>
        </table:table-row>
        <table:table-row>
          <table:table-cell table:style-name="Table1.A1" office:value-type="string">
            <text:p text:style-name="P36">refresh_token.</text:p>
          </table:table-cell>
          <table:table-cell table:style-name="Table1.A1" office:value-type="string">
            <text:p text:style-name="P35">+</text:p>
          </table:table-cell>
          <table:table-cell table:style-name="Table1.A1" office:value-type="string">
            <text:p text:style-name="P52">refresh token</text:p>
          </table:table-cell>
          <table:table-cell table:style-name="Table1.A1" office:value-type="string">
            <text:p text:style-name="P51">claims </text:p>
          </table:table-cell>
          <table:table-cell table:style-name="Table1.A1" office:value-type="string">
            <text:p text:style-name="P60">Claims used to create the refresh token, if supported.</text:p>
          </table:table-cell>
        </table:table-row>
        <table:table-row>
          <table:table-cell table:style-name="Table1.A1" office:value-type="string">
            <text:p text:style-name="P36">claims_sources.</text:p>
          </table:table-cell>
          <table:table-cell table:style-name="Table1.A1" office:value-type="string">
            <text:p text:style-name="P35">+</text:p>
          </table:table-cell>
          <table:table-cell table:style-name="Table1.A1" office:value-type="string">
            <text:p text:style-name="P52">id token</text:p>
          </table:table-cell>
          <table:table-cell table:style-name="Table1.A1" office:value-type="string">
            <text:p text:style-name="P51">list of claim sources for id token</text:p>
          </table:table-cell>
          <table:table-cell table:style-name="Table1.A1" office:value-type="string">
            <text:p text:style-name="P51">A list of claim sources that will be processed in order. If you add one, be sure it is in the right place if needed. You may add/remove as needed.</text:p>
          </table:table-cell>
        </table:table-row>
        <table:table-row>
          <table:table-cell table:style-name="Table1.A1" office:value-type="string">
            <text:p text:style-name="P41">exec_phase</text:p>
          </table:table-cell>
          <table:table-cell table:style-name="Table1.A1" office:value-type="string">
            <text:p text:style-name="P35">-</text:p>
          </table:table-cell>
          <table:table-cell table:style-name="Table1.A1" office:value-type="string">
            <text:p text:style-name="P55">all</text:p>
          </table:table-cell>
          <table:table-cell table:style-name="Table1.A1" office:value-type="string">
            <text:p text:style-name="P54">current phase</text:p>
          </table:table-cell>
          <table:table-cell table:style-name="Table1.A1" office:value-type="string">
            <text:p text:style-name="P54">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1" office:value-type="string">
            <text:p text:style-name="P38">sys_err.</text:p>
          </table:table-cell>
          <table:table-cell table:style-name="Table1.A1" office:value-type="string">
            <text:p text:style-name="P38">+</text:p>
          </table:table-cell>
          <table:table-cell table:style-name="Table1.A1" office:value-type="string">
            <text:p text:style-name="P57">all</text:p>
          </table:table-cell>
          <table:table-cell table:style-name="Table1.A1" office:value-type="string">
            <text:p text:style-name="P56">Errors</text:p>
          </table:table-cell>
          <table:table-cell table:style-name="Table1.A1" office:value-type="string">
            <text:p text:style-name="P56">This is a stem you set in order to have the runtime engine generate an exception outside QDL. See below, Errors</text:p>
          </table:table-cell>
        </table:table-row>
      </table:table>
      <text:p text:style-name="P5"/>
      <text:p text:style-name="P6">U = updateable. + = y, - = no. If it is not updateable, then any changes to the values are ignored by the system.</text:p>
      <text:p text:style-name="P5"><text:span text:style-name="T38">C</text:span><text:span text:style-name="T24">laims objects are </text:span><text:span text:style-name="T38">always </text:span><text:span text:style-name="T24">directly serialized into the token for the JWT. </text:span><text:span text:style-name="T2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24"><text:line-break/></text:span></text:p>
      <text:h text:style-name="Heading_20_2" text:outline-level="2">Errors</text:h>
      <text:p text:style-name="P8">If there is an error inside a script, how can this get propagated to the runtime engine? The answer is that inside QDL, you set the </text:p>
      <text:p text:style-name="P8">sys_err.</text:p>
      <text:p text:style-name="P8">stem. If absent, then no error has occurred. If present then it has two attributes</text:p>
      <text:p text:style-name="P8">ok = a boolean that if true, means no error happened, false means the runtime engine propagates the error.</text:p>
      <text:p text:style-name="P8">message = A message (probably human readable) that will be returned.</text:p>
      <text:p text:style-name="P9">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text:soft-page-break/>Example</text:p>
      <text:p text:style-name="P9">Checking the number of arguments for a script to see if it should run and sending a useful message back.</text:p>
      <text:p text:style-name="P37">if[</text:p>
      <text:p text:style-name="P37"><text:s text:c="2"/>script_args() != 2</text:p>
      <text:p text:style-name="P37"><text:s/>]then[</text:p>
      <text:p text:style-name="P37"><text:bookmark-start text:name="__DdeLink__10358_3899966010"/><text:bookmark-start text:name="__DdeLink__10356_3899966010"/><text:s text:c="3"/>sys_err.ok := false;</text:p>
      <text:p text:style-name="P37"><text:s text:c="3"/>sys_err.message := ‘You need to supply both a username and password. Request denied.’</text:p>
      <text:p text:style-name="P37"><text:s text:c="3"/>return();<text:bookmark-end text:name="__DdeLink__10358_3899966010"/><text:bookmark-end text:name="__DdeLink__10356_3899966010"/></text:p>
      <text:p text:style-name="P37"><text:s/>];</text:p>
      <text:p text:style-name="P9"/>
      <text:p text:style-name="P9">The effect would be to throw an exception in the runtime engine which Java then will process as if the exception had happened there. <text:span text:style-name="T27">Note that for debugging purposes, this is benign – if it’s there outside the script runtime engine, it sets a variable which then goes away on the return().</text:span></text:p>
      <text:h text:style-name="Heading_20_3" text:outline-level="3">Extended attributes</text:h>
      <text:p text:style-name="P11"><text:span text:style-name="T28">These are parameters sent to the server by the client in the initial request. First off, the client </text:span><text:span text:style-name="T30">must</text:span><text:span text:style-name="T34"> have the ability to process them turned on. This is in the extended attributes for the client, so in the CLI, set the client id, then issue</text:span></text:p>
      <text:p text:style-name="Preformatted_20_Text">update -key extended_attributes</text:p>
      <text:p text:style-name="P13"/>
      <text:p text:style-name="P13">and when prompted enter</text:p>
      <text:p text:style-name="Preformatted_20_Text">{"oa4mp_attributes": {"extendedAttributesEnabled": true}}</text:p>
      <text:p text:style-name="P13"/>
      <text:p text:style-name="P10"><text:span text:style-name="T33">Now, the client </text:span><text:span text:style-name="T31">must </text:span><text:span text:style-name="T35"><text:s/>send the parameters as uris that start with either </text:span><text:span text:style-name="T23">oa4mp:</text:span><text:span text:style-name="T35"> or </text:span><text:span text:style-name="T23">cilogon:</text:span><text:span text:style-name="T3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4"/>
      <text:p text:style-name="P14">If all goes well, then in the runtime environment you would get xas.oa4mp. as a stem and </text:p>
      <text:p text:style-name="Preformatted_20_Text"/>
      <text:p text:style-name="Preformatted_20_Text">say(<text:span text:style-name="T22">xas</text:span>.);</text:p>
      <text:p text:style-name="P39">{</text:p>
      <text:p text:style-name="P39"><text:s text:c="2"/>oa4mp : <text:s/>{</text:p>
      <text:p text:style-name="P39"><text:s text:c="4"/>/refresh/lifetime :<text:span text:style-name="T36">[1000000]</text:span>,</text:p>
      <text:p text:style-name="P39"><text:s text:c="4"/>role : <text:span text:style-name="T36">[</text:span>researcher,admin<text:span text:style-name="T36">]</text:span></text:p>
      <text:p text:style-name="P39"><text:soft-page-break/><text:s text:c="4"/>}</text:p>
      <text:p text:style-name="P39"><text:s text:c="2"/>}</text:p>
      <text:p text:style-name="P39">} </text:p>
      <text:p text:style-name="P14"/>
      <text:p text:style-name="P12"><text:span text:style-name="T35">A final note is that there is no canonical way for OA4MP or QDL to determine what the types of variables are, so the are all string-valued. In the case of the </text:span><text:span text:style-name="T32">refresh</text:span><text:span text:style-name="T35">lifetime. this means it needs to have to_number invoked as needed, etc.</text:span></text:p>
      <text:h text:style-name="P66" text:outline-level="2"/>
      <text:h text:style-name="Heading_20_2" text:outline-level="2">Flow States</text:h>
      <text:p text:style-name="P17">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59">Name</text:p>
          </table:table-cell>
          <table:table-cell table:style-name="Table2.B1" office:value-type="string">
            <text:p text:style-name="P59">Description</text:p>
          </table:table-cell>
        </table:table-row>
        <table:table-row>
          <table:table-cell table:style-name="Table2.A2" office:value-type="string">
            <text:p text:style-name="P47">access_token</text:p>
          </table:table-cell>
          <table:table-cell table:style-name="Table2.B2" office:value-type="string">
            <text:p text:style-name="P59">Allow creating an access token</text:p>
          </table:table-cell>
        </table:table-row>
        <table:table-row>
          <table:table-cell table:style-name="Table2.A2" office:value-type="string">
            <text:p text:style-name="P47">id_token</text:p>
          </table:table-cell>
          <table:table-cell table:style-name="Table2.B2" office:value-type="string">
            <text:p text:style-name="P59">Allow creating the ID token</text:p>
          </table:table-cell>
        </table:table-row>
        <table:table-row>
          <table:table-cell table:style-name="Table2.A2" office:value-type="string">
            <text:p text:style-name="P47">refresh_token</text:p>
          </table:table-cell>
          <table:table-cell table:style-name="Table2.B2" office:value-type="string">
            <text:p text:style-name="P59">Allow creating refresh tokens</text:p>
          </table:table-cell>
        </table:table-row>
        <table:table-row>
          <table:table-cell table:style-name="Table2.A2" office:value-type="string">
            <text:p text:style-name="P47">user_info</text:p>
          </table:table-cell>
          <table:table-cell table:style-name="Table2.B2" office:value-type="string">
            <text:p text:style-name="P59">Allow creating user info</text:p>
          </table:table-cell>
        </table:table-row>
        <table:table-row>
          <table:table-cell table:style-name="Table2.A2" office:value-type="string">
            <text:p text:style-name="P47">get_cert</text:p>
          </table:table-cell>
          <table:table-cell table:style-name="Table2.B2" office:value-type="string">
            <text:p text:style-name="P59">Allow user to get a cert</text:p>
          </table:table-cell>
        </table:table-row>
        <table:table-row table:style-name="Table2.7">
          <table:table-cell table:style-name="Table2.A2" office:value-type="string">
            <text:p text:style-name="P47">get_claims</text:p>
          </table:table-cell>
          <table:table-cell table:style-name="Table2.B2" office:value-type="string">
            <text:p text:style-name="P59">Allow the user to get claims</text:p>
          </table:table-cell>
        </table:table-row>
        <table:table-row table:style-name="Table2.7">
          <table:table-cell table:style-name="Table2.A2" office:value-type="string">
            <text:p text:style-name="P47">accept_requests</text:p>
          </table:table-cell>
          <table:table-cell table:style-name="Table2.B2" office:value-type="string">
            <text:p text:style-name="P59">Accept deny <text:span text:style-name="T29">all</text:span> requests</text:p>
          </table:table-cell>
        </table:table-row>
        <table:table-row>
          <table:table-cell table:style-name="Table2.A2" office:value-type="string">
            <text:p text:style-name="P47">at_do_templates</text:p>
          </table:table-cell>
          <table:table-cell table:style-name="Table2.B2" office:value-type="string">
            <text:p text:style-name="P59">Allow execution of templates for access tokens.</text:p>
          </table:table-cell>
        </table:table-row>
      </table:table>
      <text:p text:style-name="P17"/>
      <text:p text:style-name="P18">A typical use might be the following. In the post_auth phase (so after the system has gotten claims) check membership and deny all access if not in a group:</text:p>
      <text:p text:style-name="P46"><text:bookmark text:name="__DdeLink__10503_3899966010"/>if[</text:p>
      <text:p text:style-name="P46"><text:s text:c="2"/>exec_phase == 'post_auth'</text:p>
      <text:p text:style-name="P46"><text:s/>][</text:p>
      <text:p text:style-name="P46"><text:s text:c="2"/>flow_states.accept_requests := has_value('prj_sprout', claims.isMemberOf.);</text:p>
      <text:p text:style-name="P45"><text:span text:style-name="T37"><text:s/>]; <text:s text:c="3"/></text:span><text:line-break/></text:p>
      <text:p text:style-name="P48">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0-11-06T08:20:21.171256967</dc:date>
    <meta:editing-duration>P9DT8H17M14S</meta:editing-duration>
    <meta:editing-cycles>42</meta:editing-cycles>
    <meta:generator>LibreOffice/6.4.6.2$Linux_X86_64 LibreOffice_project/40$Build-2</meta:generator>
    <meta:document-statistic meta:table-count="2" meta:image-count="0" meta:object-count="0" meta:page-count="7" meta:paragraph-count="243" meta:word-count="1639" meta:character-count="10417" meta:non-whitespace-character-count="8570"/>
  </office:meta>
</office:document-meta>
</file>